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Calibri1" svg:font-family="Calibri"/>
    <style:font-face style:name="Times New Roman" svg:font-family="'Times New Roman'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267cm" fo:margin-left="0cm" table:align="left" style:may-break-between-rows="true" style:writing-mode="lr-tb"/>
    </style:style>
    <style:style style:name="Tabela1.A" style:family="table-column">
      <style:table-column-properties style:column-width="1.058cm"/>
    </style:style>
    <style:style style:name="Tabela1.B" style:family="table-column">
      <style:table-column-properties style:column-width="2.328cm"/>
    </style:style>
    <style:style style:name="Tabela1.C" style:family="table-column">
      <style:table-column-properties style:column-width="1.984cm"/>
    </style:style>
    <style:style style:name="Tabela1.D" style:family="table-column">
      <style:table-column-properties style:column-width="6.668cm"/>
    </style:style>
    <style:style style:name="Tabela1.E" style:family="table-column">
      <style:table-column-properties style:column-width="4.228cm"/>
    </style:style>
    <style:style style:name="Tabela1.A1" style:family="table-cell">
      <style:table-cell-properties fo:background-color="#ffffff" fo:padding-left="0.123cm" fo:padding-right="0.123cm" fo:padding-top="0cm" fo:padding-bottom="0cm" fo:border-left="0.018cm solid #000000" fo:border-right="none" fo:border-top="0.018cm solid #000000" fo:border-bottom="0.018cm solid #000000" fo:vertical-align="top">
        <style:background-image/>
      </style:table-cell-properties>
    </style:style>
    <style:style style:name="Tabela1.B1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Tabela1.E1" style:family="table-cell">
      <style:table-cell-properties fo:background-color="#ffffff" fo:padding-left="0.123cm" fo:padding-right="0.123cm" fo:padding-top="0cm" fo:padding-bottom="0cm" fo:border="0.018cm solid #000000" fo:vertical-align="top">
        <style:background-image/>
      </style:table-cell-properties>
    </style:style>
    <style:style style:name="Tabela1.A2" style:family="table-cell" style:data-style-name="N0">
      <style:table-cell-properties fo:background-color="#ffffff" fo:padding-left="0.123cm" fo:padding-right="0.123cm" fo:padding-top="0cm" fo:padding-bottom="0cm" fo:border-left="0.018cm solid #000000" fo:border-right="none" fo:border-top="none" fo:border-bottom="0.018cm solid #000000" fo:vertical-align="top">
        <style:background-image/>
      </style:table-cell-properties>
    </style:style>
    <style:style style:name="Tabela1.B2" style:family="table-cell" style:data-style-name="N36">
      <style:table-cell-properties fo:background-color="#ffffff" fo:padding-left="0.123cm" fo:padding-right="0.123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Tabela1.C2" style:family="table-cell" style:data-style-name="N0">
      <style:table-cell-properties fo:background-color="#ffffff" fo:padding-left="0.123cm" fo:padding-right="0.123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Tabela1.D2" style:family="table-cell">
      <style:table-cell-properties fo:background-color="#ffffff" fo:padding-left="0.123cm" fo:padding-right="0.123cm" fo:padding-top="0cm" fo:padding-bottom="0cm" fo:border-left="0.018cm solid #000000" fo:border-right="0.002cm solid #000000" fo:border-top="none" fo:border-bottom="0.018cm solid #000000" fo:vertical-align="top">
        <style:background-image/>
      </style:table-cell-properties>
    </style:style>
    <style:style style:name="Tabela1.E2" style:family="table-cell">
      <style:table-cell-properties fo:background-color="#ffffff" fo:padding-left="0.123cm" fo:padding-right="0.123cm" fo:padding-top="0cm" fo:padding-bottom="0cm" fo:border-left="0.018cm solid #000000" fo:border-right="0.018cm solid #000000" fo:border-top="none" fo:border-bottom="0.018cm solid #000000" fo:vertical-align="top">
        <style:background-image/>
      </style:table-cell-properties>
    </style:style>
    <style:style style:name="Tabela1.A5" style:family="table-cell" style:data-style-name="N0">
      <style:table-cell-properties fo:background-color="#ffffff" fo:padding-left="0.123cm" fo:padding-right="0.123cm" fo:padding-top="0cm" fo:padding-bottom="0cm" fo:border-left="0.018cm solid #000000" fo:border-right="none" fo:border-top="0.018cm solid #000000" fo:border-bottom="0.018cm solid #000000" fo:vertical-align="top">
        <style:background-image/>
      </style:table-cell-properties>
    </style:style>
    <style:style style:name="Tabela1.C5" style:family="table-cell" style:data-style-name="N0">
      <style:table-cell-properties fo:background-color="#ffffff" fo:padding-left="0.123cm" fo:padding-right="0.123cm" fo:padding-top="0cm" fo:padding-bottom="0cm" fo:border-left="0.018cm solid #000000" fo:border-right="0.002cm solid #000000" fo:border-top="0.018cm solid #000000" fo:border-bottom="0.018cm solid #000000" fo:vertical-align="top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00%" fo:text-align="start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style:use-window-font-color="true" style:font-name="Times New Roman" fo:font-size="36pt" fo:language="pl" fo:country="PL" fo:font-weight="bold" fo:background-color="transparent" style:font-name-asian="Times New Roman" style:font-name-complex="Times New Roman"/>
    </style:style>
    <style:style style:name="P4" style:family="paragraph" style:parent-style-name="Standard">
      <style:paragraph-properties fo:line-height="100%" fo:text-align="end" style:justify-single-word="false">
        <style:tab-stops>
          <style:tab-stop style:position="0cm"/>
        </style:tab-stops>
      </style:paragraph-properties>
      <style:text-properties style:use-window-font-color="true" style:font-name="Times New Roman" fo:font-size="20pt" fo:language="pl" fo:country="PL" fo:font-weight="normal" fo:background-color="transparent" style:font-name-asian="Times New Roman" style:font-name-complex="Times New Roman"/>
    </style:style>
    <style:style style:name="P5" style:family="paragraph" style:parent-style-name="Standard">
      <style:paragraph-properties fo:line-height="100%" fo:text-align="end" style:justify-single-word="false"/>
      <style:text-properties style:use-window-font-color="true" style:font-name="Times New Roman" fo:font-size="20pt" fo:language="pl" fo:country="PL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language="pl" fo:country="PL" fo:font-weight="normal" fo:background-color="transparent" style:font-name-asian="Times New Roman" style:font-name-complex="Times New Roman"/>
    </style:style>
    <style:style style:name="P7" style:family="paragraph" style:parent-style-name="Standard">
      <style:paragraph-properties fo:line-height="100%" fo:text-align="center" style:justify-single-word="false"/>
      <style:text-properties style:use-window-font-color="true" style:font-name="Times New Roman" fo:font-size="14pt" fo:language="pl" fo:country="PL" fo:font-weight="bold" fo:background-color="transparent" style:font-name-asian="Times New Roman" style:font-name-complex="Times New Roman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4pt" fo:language="pl" fo:country="PL" fo:font-weight="bold" fo:background-color="transparent" style:font-name-asian="Times New Roman" style:font-name-complex="Times New Roman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style:font-name="Times New Roman" fo:font-size="12pt" fo:language="pl" fo:country="PL" fo:font-weight="normal" fo:background-color="transparent" style:font-name-asian="Times New Roman" style:font-name-complex="Times New Roman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language="pl" fo:country="PL" fo:font-weight="normal" fo:background-color="transparent" style:font-name-asian="Calibri1" style:font-name-complex="Calibri1"/>
    </style:style>
    <style:style style:name="P11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style="italic" fo:font-weight="bold" fo:background-color="transparent" style:font-name-asian="Times New Roman" style:font-style-asian="italic" style:font-weight-asian="bold" style:font-name-complex="Times New Roman" style:font-style-complex="italic" style:font-weight-complex="bold"/>
    </style:style>
    <style:style style:name="P12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style="italic" fo:font-weight="bold" fo:background-color="transparent" style:font-name-asian="Calibri1" style:font-style-asian="italic" style:font-weight-asian="bold" style:font-name-complex="Calibri1" style:font-style-complex="italic" style:font-weight-complex="bold"/>
    </style:style>
    <style:style style:name="P13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weight="normal" fo:background-color="transparent" style:font-name-asian="Times New Roman" style:font-weight-asian="normal" style:font-name-complex="Times New Roman" style:font-weight-complex="normal"/>
    </style:style>
    <style:style style:name="P14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weight="normal" fo:background-color="transparent" style:font-name-asian="Times New Roman" style:font-name-complex="Times New Roman"/>
    </style:style>
    <style:style style:name="P15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weight="normal" fo:background-color="transparent" style:font-name-asian="Calibri1" style:font-name-complex="Calibri1"/>
    </style:style>
    <style:style style:name="P16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style="normal" fo:font-weight="normal" fo:background-color="transparent" style:font-name-asian="Calibri1" style:font-style-asian="normal" style:font-weight-asian="normal" style:font-name-complex="Calibri1" style:font-style-complex="normal" style:font-weight-complex="normal"/>
    </style:style>
    <style:style style:name="P17" style:family="paragraph" style:parent-style-name="Standard">
      <style:paragraph-properties fo:line-height="100%" fo:text-align="center" style:justify-single-word="false"/>
      <style:text-properties style:use-window-font-color="true" style:font-name="Times New Roman1" fo:font-size="11pt" fo:language="pl" fo:country="PL" fo:font-weight="bold" fo:background-color="transparent" style:font-name-asian="Times New Roman" style:font-name-complex="Times New Roman"/>
    </style:style>
    <style:style style:name="P18" style:family="paragraph" style:parent-style-name="Standard">
      <style:paragraph-properties fo:line-height="100%" fo:text-align="end" style:justify-single-word="false"/>
      <style:text-properties style:font-name="Times New Roman1" fo:language="pl" fo:country="PL"/>
    </style:style>
    <style:style style:name="P19" style:family="paragraph" style:parent-style-name="Standard">
      <style:paragraph-properties fo:line-height="100%" fo:text-align="end" style:justify-single-word="false"/>
      <style:text-properties style:font-name="Times New Roman1" fo:language="pl" fo:country="PL" fo:font-style="italic" fo:font-weight="bold" style:font-style-asian="italic" style:font-weight-asian="bold" style:font-style-complex="italic" style:font-weight-complex="bold"/>
    </style:style>
    <style:style style:name="P20" style:family="paragraph" style:parent-style-name="Standard">
      <style:paragraph-properties fo:line-height="100%" fo:text-align="end" style:justify-single-word="false"/>
      <style:text-properties style:font-name="Times New Roman1" fo:language="pl" fo:country="PL" fo:font-style="normal" fo:font-weight="normal" style:font-style-asian="normal" style:font-weight-asian="normal" style:font-style-complex="normal" style:font-weight-complex="normal"/>
    </style:style>
    <style:style style:name="P21" style:family="paragraph" style:parent-style-name="Standard">
      <style:text-properties style:font-name="Times New Roman1" fo:font-size="12pt" fo:language="pl" fo:country="PL" style:font-size-asian="12pt" style:font-size-complex="12pt"/>
    </style:style>
    <style:style style:name="P22" style:family="paragraph" style:parent-style-name="Standard">
      <style:paragraph-properties fo:line-height="100%" fo:text-align="start" style:justify-single-word="false"/>
      <style:text-properties fo:language="pl" fo:country="PL"/>
    </style:style>
    <style:style style:name="P23" style:family="paragraph" style:parent-style-name="Standard">
      <style:text-properties style:font-name="Times" fo:font-size="12pt" fo:language="pl" fo:country="PL" style:font-size-asian="12pt" style:font-size-complex="12pt"/>
    </style:style>
    <style:style style:name="P24" style:family="paragraph" style:parent-style-name="Standard">
      <style:paragraph-properties fo:margin-left="0.635cm" fo:margin-right="0cm" fo:line-height="100%" fo:text-align="start" style:justify-single-word="false" fo:text-indent="0cm" style:auto-text-indent="false"/>
      <style:text-properties style:use-window-font-color="true" style:font-name="Calibri1" fo:font-size="11pt" fo:language="pl" fo:country="PL" fo:font-weight="normal" fo:background-color="transparent" style:font-name-asian="Calibri1" style:font-name-complex="Calibri1"/>
    </style:style>
    <style:style style:name="P25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style:use-window-font-color="true" style:font-name="Times New Roman1" fo:font-size="12pt" fo:language="pl" fo:country="PL" fo:font-weight="normal" fo:background-color="transparent" style:font-name-asian="Calibri1" style:font-size-asian="12pt" style:font-name-complex="Calibri1" style:font-size-complex="12pt"/>
    </style:style>
    <style:style style:name="P26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weight="normal" fo:background-color="transparent" style:font-name-asian="Calibri1" style:font-name-complex="Calibri1"/>
    </style:style>
    <style:style style:name="P27" style:family="paragraph" style:parent-style-name="Standard">
      <style:paragraph-properties fo:line-height="100%" fo:text-align="end" style:justify-single-word="false"/>
      <style:text-properties style:use-window-font-color="true" style:font-name="Times New Roman1" fo:font-size="11pt" fo:language="pl" fo:country="PL" fo:font-style="normal" fo:font-weight="normal" fo:background-color="transparent" style:font-name-asian="Calibri1" style:font-style-asian="normal" style:font-weight-asian="normal" style:font-name-complex="Calibri1" style:font-style-complex="normal" style:font-weight-complex="normal"/>
    </style:style>
    <style:style style:name="P28" style:family="paragraph" style:parent-style-name="Standard">
      <style:paragraph-properties fo:line-height="100%" fo:text-align="end" style:justify-single-word="false"/>
      <style:text-properties style:font-name="Times New Roman1" fo:language="pl" fo:country="PL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style:use-window-font-color="true" style:font-name="Times New Roman" fo:font-size="14pt" fo:font-weight="bold" fo:background-color="transparent" style:font-name-asian="Times New Roman" style:font-name-complex="Times New Roman"/>
    </style:style>
    <style:style style:name="T2" style:family="text">
      <style:text-properties style:use-window-font-color="true" style:font-name="Times New Roman" fo:font-size="14pt" fo:font-weight="bold" fo:background-color="transparent" style:font-name-asian="Times New Roman" style:font-size-asian="14pt" style:font-weight-asian="bold" style:font-name-complex="Times New Roman" style:font-size-complex="14pt" style:font-weight-complex="bold"/>
    </style:style>
    <style:style style:name="T3" style:family="text">
      <style:text-properties style:use-window-font-color="true" style:font-name="Times New Roman" fo:font-size="14pt" fo:language="pl" fo:country="PL" fo:font-weight="normal" fo:background-color="transparent" style:font-name-asian="Times New Roman" style:font-name-complex="Times New Roman"/>
    </style:style>
    <style:style style:name="T4" style:family="text">
      <style:text-properties style:use-window-font-color="true" style:font-name="Times New Roman" fo:font-size="14pt" fo:language="pl" fo:country="PL" fo:font-weight="bold" fo:background-color="transparent" style:font-name-asian="Times New Roman" style:font-name-complex="Times New Roman"/>
    </style:style>
    <style:style style:name="T5" style:family="text">
      <style:text-properties style:use-window-font-color="true" style:font-name="Times New Roman" fo:font-size="15pt" fo:language="pl" fo:country="PL" fo:font-weight="normal" fo:background-color="transparent" style:font-name-asian="Times New Roman" style:font-name-complex="Times New Roman"/>
    </style:style>
    <style:style style:name="T6" style:family="text">
      <style:text-properties style:use-window-font-color="true" style:font-name="Times New Roman" fo:font-size="12pt" fo:font-weight="normal" fo:background-color="transparent" style:font-name-asian="Times New Roman" style:font-name-complex="Times New Roman"/>
    </style:style>
    <style:style style:name="T7" style:family="text">
      <style:text-properties style:use-window-font-color="true" fo:font-size="11pt" fo:font-weight="normal" fo:background-color="transparent" style:font-name-asian="Times New Roman" style:font-name-complex="Times New Roman"/>
    </style:style>
    <style:style style:name="T8" style:family="text">
      <style:text-properties fo:color="#0000ff" style:font-name="Times New Roman" fo:font-size="12pt" fo:language="pl" fo:country="PL" style:text-underline-style="solid" style:text-underline-width="auto" style:text-underline-color="font-color" fo:font-weight="normal" style:text-underline-mode="continuous" style:text-overline-mode="continuous" style:text-line-through-mode="continuous" fo:background-color="transparent" style:font-name-asian="Times New Roman" style:font-name-complex="Times New Roman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Times New Roman1"/>
    </style:style>
    <style:style style:name="T11" style:family="text">
      <style:text-properties style:font-name="Times New Roman1"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2pt" fo:font-weight="normal" style:font-size-asian="12pt" style:font-weight-asian="normal" style:font-size-complex="12pt" style:font-weight-complex="normal"/>
    </style:style>
    <style:style style:name="T13" style:family="text">
      <style:text-properties fo:font-weight="bold" style:font-weight-asian="bold" style:font-weight-complex="bold"/>
    </style:style>
    <number:number-style style:name="N0">
      <number:number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line-break/>Cal.2013</text:p>
      <text:p text:style-name="P4">Aplikacja webowa „Kalendarz”</text:p>
      <text:p text:style-name="P5"><text:line-break/><text:line-break/>Stan prac</text:p>
      <text:p text:style-name="P6"><text:line-break/><text:line-break/>Opis zmian: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row>
          <table:table-cell table:style-name="Tabela1.A1" office:value-type="string">
            <text:p text:style-name="P17">LP</text:p>
          </table:table-cell>
          <table:table-cell table:style-name="Tabela1.B1" office:value-type="string">
            <text:p text:style-name="P17">Data</text:p>
          </table:table-cell>
          <table:table-cell table:style-name="Tabela1.B1" office:value-type="string">
            <text:p text:style-name="P17">Wersja</text:p>
          </table:table-cell>
          <table:table-cell table:style-name="Tabela1.B1" office:value-type="string">
            <text:p text:style-name="P17">Opis</text:p>
          </table:table-cell>
          <table:table-cell table:style-name="Tabela1.E1" office:value-type="string">
            <text:p text:style-name="P17">Autor</text:p>
          </table:table-cell>
        </table:table-row>
        <table:table-row>
          <table:table-cell table:style-name="Tabela1.A2" office:value-type="float" office:value="1">
            <text:p text:style-name="P11">1</text:p>
          </table:table-cell>
          <table:table-cell table:style-name="Tabela1.B2" office:value-type="date" office:date-value="2013-03-02">
            <text:p text:style-name="P11">2.03.2013</text:p>
          </table:table-cell>
          <table:table-cell table:style-name="Tabela1.C2" office:value-type="float" office:value="1">
            <text:p text:style-name="P11">1</text:p>
          </table:table-cell>
          <table:table-cell table:style-name="Tabela1.D2" office:value-type="string">
            <text:p text:style-name="P11">Pierwsze spotkanie laboratoryjne</text:p>
          </table:table-cell>
          <table:table-cell table:style-name="Tabela1.E2" office:value-type="string">
            <text:p text:style-name="P11">Magdalena Zachwieja, Krzysztof Bednarz, Michał Oczko</text:p>
          </table:table-cell>
        </table:table-row>
        <table:table-row>
          <table:table-cell table:style-name="Tabela1.A2" office:value-type="float" office:value="2">
            <text:p text:style-name="P13">2</text:p>
          </table:table-cell>
          <table:table-cell table:style-name="Tabela1.B2" office:value-type="date" office:date-value="2013-03-15">
            <text:p text:style-name="P13">15.03.2013</text:p>
          </table:table-cell>
          <table:table-cell table:style-name="Tabela1.C2" office:value-type="float" office:value="1">
            <text:p text:style-name="P13">1</text:p>
          </table:table-cell>
          <table:table-cell table:style-name="Tabela1.D2" office:value-type="string">
            <text:p text:style-name="P13">Pierwsza wersja wizji</text:p>
          </table:table-cell>
          <table:table-cell table:style-name="Tabela1.E2" office:value-type="string">
            <text:p text:style-name="P13">Magdalena Zachwieja</text:p>
          </table:table-cell>
        </table:table-row>
        <table:table-row>
          <table:table-cell table:style-name="Tabela1.A2" office:value-type="float" office:value="3">
            <text:p text:style-name="P11">3</text:p>
          </table:table-cell>
          <table:table-cell table:style-name="Tabela1.B2" office:value-type="date" office:date-value="2013-03-16">
            <text:p text:style-name="P11">16.03.2013</text:p>
          </table:table-cell>
          <table:table-cell table:style-name="Tabela1.C2" office:value-type="float" office:value="2">
            <text:p text:style-name="P11">2</text:p>
          </table:table-cell>
          <table:table-cell table:style-name="Tabela1.D2" office:value-type="string">
            <text:p text:style-name="P11">Drugie spotkanie laboratoryjne</text:p>
          </table:table-cell>
          <table:table-cell table:style-name="Tabela1.E2" office:value-type="string">
            <text:p text:style-name="P11">Magdalena Zachwieja, Krzysztof Bednarz, Michał Oczko</text:p>
          </table:table-cell>
        </table:table-row>
        <table:table-row>
          <table:table-cell table:style-name="Tabela1.A5" office:value-type="float" office:value="4">
            <text:p text:style-name="P14">4</text:p>
          </table:table-cell>
          <table:table-cell table:style-name="Tabela1.B1" office:value-type="string">
            <text:p text:style-name="P14">19.03.2013</text:p>
          </table:table-cell>
          <table:table-cell table:style-name="Tabela1.C5" office:value-type="float" office:value="2">
            <text:p text:style-name="P14">2</text:p>
          </table:table-cell>
          <table:table-cell table:style-name="Tabela1.B1" office:value-type="string">
            <text:p text:style-name="P18"><text:span text:style-name="T7">Zako</text:span><text:span text:style-name="T7">ńczone opracowywanie wizji</text:span></text:p>
          </table:table-cell>
          <table:table-cell table:style-name="Tabela1.E1" office:value-type="string">
            <text:p text:style-name="P14">Magdalena Zachwieja</text:p>
          </table:table-cell>
        </table:table-row>
        <table:table-row>
          <table:table-cell table:style-name="Tabela1.A5" office:value-type="float" office:value="5">
            <text:p text:style-name="P14">5</text:p>
          </table:table-cell>
          <table:table-cell table:style-name="Tabela1.B1" office:value-type="string">
            <text:p text:style-name="P14">21.03.2013</text:p>
          </table:table-cell>
          <table:table-cell table:style-name="Tabela1.C5" office:value-type="float" office:value="1">
            <text:p text:style-name="P15">1</text:p>
          </table:table-cell>
          <table:table-cell table:style-name="Tabela1.B1" office:value-type="string">
            <text:p text:style-name="P14">Spotkanie robocze</text:p>
          </table:table-cell>
          <table:table-cell table:style-name="Tabela1.E1" office:value-type="string">
            <text:p text:style-name="P14">Magdalena Zachwieja, Krzysztof Bednarz, Michał Oczko</text:p>
          </table:table-cell>
        </table:table-row>
        <table:table-row>
          <table:table-cell table:style-name="Tabela1.A5" office:value-type="float" office:value="6">
            <text:p text:style-name="P15">6</text:p>
          </table:table-cell>
          <table:table-cell table:style-name="Tabela1.B1" office:value-type="string">
            <text:p text:style-name="P15">25.03.2013</text:p>
          </table:table-cell>
          <table:table-cell table:style-name="Tabela1.B1" office:value-type="string">
            <text:p text:style-name="P15">1</text:p>
          </table:table-cell>
          <table:table-cell table:style-name="Tabela1.B1" office:value-type="string">
            <text:p text:style-name="P15">Opracowanie rejestru ryzyka</text:p>
          </table:table-cell>
          <table:table-cell table:style-name="Tabela1.E1" office:value-type="string">
            <text:p text:style-name="P15">Michał Oczko</text:p>
          </table:table-cell>
        </table:table-row>
        <table:table-row>
          <table:table-cell table:style-name="Tabela1.A2" office:value-type="float" office:value="7">
            <text:p text:style-name="P18">7</text:p>
          </table:table-cell>
          <table:table-cell table:style-name="Tabela1.B2" office:value-type="date" office:date-value="2013-03-27">
            <text:p text:style-name="P18">27.03.2013</text:p>
          </table:table-cell>
          <table:table-cell table:style-name="Tabela1.C2" office:value-type="float" office:value="1">
            <text:p text:style-name="P15">1</text:p>
          </table:table-cell>
          <table:table-cell table:style-name="Tabela1.D2" office:value-type="string">
            <text:p text:style-name="P15">Opracowanie specyfikacji wymagań</text:p>
          </table:table-cell>
          <table:table-cell table:style-name="Tabela1.E2" office:value-type="string">
            <text:p text:style-name="P15">Magdalena Zachwieja</text:p>
          </table:table-cell>
        </table:table-row>
        <table:table-row>
          <table:table-cell table:style-name="Tabela1.A2" office:value-type="float" office:value="8">
            <text:p text:style-name="P18">8</text:p>
          </table:table-cell>
          <table:table-cell table:style-name="Tabela1.B2" office:value-type="date" office:date-value="2013-03-28">
            <text:p text:style-name="P18">28.03.2013</text:p>
          </table:table-cell>
          <table:table-cell table:style-name="Tabela1.C2" office:value-type="float" office:value="1">
            <text:p text:style-name="P15">1</text:p>
          </table:table-cell>
          <table:table-cell table:style-name="Tabela1.D2" office:value-type="string">
            <text:p text:style-name="P15">Opracowanie architektury systemu</text:p>
          </table:table-cell>
          <table:table-cell table:style-name="Tabela1.E2" office:value-type="string">
            <text:p text:style-name="P15">Magdalena Zachwieja</text:p>
          </table:table-cell>
        </table:table-row>
        <table:table-row>
          <table:table-cell table:style-name="Tabela1.A2" office:value-type="float" office:value="9">
            <text:p text:style-name="P18">9</text:p>
          </table:table-cell>
          <table:table-cell table:style-name="Tabela1.B2" office:value-type="date" office:date-value="2013-03-30">
            <text:p text:style-name="P18">30.03.2013</text:p>
          </table:table-cell>
          <table:table-cell table:style-name="Tabela1.C2" office:value-type="float" office:value="1">
            <text:p text:style-name="P15">1</text:p>
          </table:table-cell>
          <table:table-cell table:style-name="Tabela1.D2" office:value-type="string">
            <text:p text:style-name="P15">Szkielet strony www</text:p>
          </table:table-cell>
          <table:table-cell table:style-name="Tabela1.E2" office:value-type="string">
            <text:p text:style-name="P15">Magdalena Zachwieja</text:p>
          </table:table-cell>
        </table:table-row>
        <table:table-row>
          <table:table-cell table:style-name="Tabela1.A2" office:value-type="float" office:value="10">
            <text:p text:style-name="P19">10</text:p>
          </table:table-cell>
          <table:table-cell table:style-name="Tabela1.B2" office:value-type="date" office:date-value="3013-04-06">
            <text:p text:style-name="P19">6.04.3013</text:p>
          </table:table-cell>
          <table:table-cell table:style-name="Tabela1.C2" office:value-type="float" office:value="3">
            <text:p text:style-name="P12">3</text:p>
          </table:table-cell>
          <table:table-cell table:style-name="Tabela1.D2" office:value-type="string">
            <text:p text:style-name="P12">Trzecie spotkanie laboratoryjne</text:p>
          </table:table-cell>
          <table:table-cell table:style-name="Tabela1.E2" office:value-type="string">
            <text:p text:style-name="P11">Magdalena Zachwieja, Krzysztof Bednarz, Michał Oczko</text:p>
          </table:table-cell>
        </table:table-row>
        <table:table-row>
          <table:table-cell table:style-name="Tabela1.A2" office:value-type="float" office:value="11">
            <text:p text:style-name="P18">11</text:p>
          </table:table-cell>
          <table:table-cell table:style-name="Tabela1.B2" office:value-type="date" office:date-value="2013-04-07">
            <text:p text:style-name="P18">7.04.2013</text:p>
          </table:table-cell>
          <table:table-cell table:style-name="Tabela1.C2" office:value-type="float" office:value="1">
            <text:p text:style-name="P15">1</text:p>
          </table:table-cell>
          <table:table-cell table:style-name="Tabela1.D2" office:value-type="string">
            <text:p text:style-name="P15">Szkielet bazy danych SQLite, uzupełnienie architektury systemu o diagram bazy danych</text:p>
          </table:table-cell>
          <table:table-cell table:style-name="Tabela1.E2" office:value-type="string">
            <text:p text:style-name="P15">Magdalena Zachwieja, Michał Oczko</text:p>
          </table:table-cell>
        </table:table-row>
        <table:table-row>
          <table:table-cell table:style-name="Tabela1.A2" office:value-type="float" office:value="12">
            <text:p text:style-name="P18">12</text:p>
          </table:table-cell>
          <table:table-cell table:style-name="Tabela1.B2" office:value-type="date" office:date-value="2013-04-17">
            <text:p text:style-name="P18">17.04.2013</text:p>
          </table:table-cell>
          <table:table-cell table:style-name="Tabela1.C2" office:value-type="float" office:value="2">
            <text:p text:style-name="P15">2</text:p>
          </table:table-cell>
          <table:table-cell table:style-name="Tabela1.D2" office:value-type="string">
            <text:p text:style-name="P15">Spotkanie robocze</text:p>
          </table:table-cell>
          <table:table-cell table:style-name="Tabela1.E2" office:value-type="string">
            <text:p text:style-name="P15">Michał Oczko, Magdalena Zachwieja, Krzysztof Bednarz</text:p>
          </table:table-cell>
        </table:table-row>
        <table:table-row>
          <table:table-cell table:style-name="Tabela1.A2" office:value-type="float" office:value="13">
            <text:p text:style-name="P18">13</text:p>
          </table:table-cell>
          <table:table-cell table:style-name="Tabela1.B2" office:value-type="date" office:date-value="2013-04-17">
            <text:p text:style-name="P18">17.04.2013</text:p>
          </table:table-cell>
          <table:table-cell table:style-name="Tabela1.C2" office:value-type="float" office:value="1">
            <text:p text:style-name="P15">1</text:p>
          </table:table-cell>
          <table:table-cell table:style-name="Tabela1.D2" office:value-type="string">
            <text:p text:style-name="P15">Dodanie książki adresowej v.1.1</text:p>
          </table:table-cell>
          <table:table-cell table:style-name="Tabela1.E2" office:value-type="string">
            <text:p text:style-name="P15">Michał Oczko</text:p>
          </table:table-cell>
        </table:table-row>
        <table:table-row>
          <table:table-cell table:style-name="Tabela1.A2" office:value-type="float" office:value="14">
            <text:p text:style-name="P18">14</text:p>
          </table:table-cell>
          <table:table-cell table:style-name="Tabela1.B2" office:value-type="date" office:date-value="2013-04-19">
            <text:p text:style-name="P18">19.04.2013</text:p>
          </table:table-cell>
          <table:table-cell table:style-name="Tabela1.C2" office:value-type="float" office:value="1">
            <text:p text:style-name="P15">1</text:p>
          </table:table-cell>
          <table:table-cell table:style-name="Tabela1.D2" office:value-type="string">
            <text:p text:style-name="P15">Dodanie roboczej wersji kalendarza</text:p>
          </table:table-cell>
          <table:table-cell table:style-name="Tabela1.E2" office:value-type="string">
            <text:p text:style-name="P15">Magdalena Zachwieja</text:p>
          </table:table-cell>
        </table:table-row>
        <table:table-row>
          <table:table-cell table:style-name="Tabela1.A2" office:value-type="float" office:value="15">
            <text:p text:style-name="P19">15</text:p>
          </table:table-cell>
          <table:table-cell table:style-name="Tabela1.B2" office:value-type="date" office:date-value="2013-04-20">
            <text:p text:style-name="P19">20.04.2013</text:p>
          </table:table-cell>
          <table:table-cell table:style-name="Tabela1.C2" office:value-type="float" office:value="4">
            <text:p text:style-name="P12">4</text:p>
          </table:table-cell>
          <table:table-cell table:style-name="Tabela1.D2" office:value-type="string">
            <text:p text:style-name="P12">IV spotkanie laboratoryjne</text:p>
          </table:table-cell>
          <table:table-cell table:style-name="Tabela1.E2" office:value-type="string">
            <text:p text:style-name="P11">Magdalena Zachwieja, Krzysztof Bednarz, Michał Oczko</text:p>
          </table:table-cell>
        </table:table-row>
        <table:table-row>
          <table:table-cell table:style-name="Tabela1.A2" office:value-type="float" office:value="16">
            <text:p text:style-name="P20">16</text:p>
          </table:table-cell>
          <table:table-cell table:style-name="Tabela1.B2" office:value-type="date" office:date-value="2013-05-05">
            <text:p text:style-name="P20">5.05.2013</text:p>
          </table:table-cell>
          <table:table-cell table:style-name="Tabela1.C2" office:value-type="float" office:value="2">
            <text:p text:style-name="P16">2</text:p>
          </table:table-cell>
          <table:table-cell table:style-name="Tabela1.D2" office:value-type="string">
            <text:p text:style-name="P16">Dodanie w pełni funkcjonalnego kalendarza</text:p>
          </table:table-cell>
          <table:table-cell table:style-name="Tabela1.E2" office:value-type="string">
            <text:p text:style-name="P16">Magdalena Zachwieja</text:p>
          </table:table-cell>
        </table:table-row>
        <table:table-row>
          <table:table-cell table:style-name="Tabela1.A2" office:value-type="float" office:value="17">
            <text:p text:style-name="P20">17</text:p>
          </table:table-cell>
          <table:table-cell table:style-name="Tabela1.B2" office:value-type="date" office:date-value="2013-05-07">
            <text:p text:style-name="P20">7.05.2013</text:p>
          </table:table-cell>
          <table:table-cell table:style-name="Tabela1.C2" office:value-type="float" office:value="3">
            <text:p text:style-name="P16">3</text:p>
          </table:table-cell>
          <table:table-cell table:style-name="Tabela1.D2" office:value-type="string">
            <text:p text:style-name="P16">Spotkanie robocze</text:p>
          </table:table-cell>
          <table:table-cell table:style-name="Tabela1.E2" office:value-type="string">
            <text:p text:style-name="P16">Michał Oczko, Magdalena Zachwieja, Krzysztof Bednarz</text:p>
          </table:table-cell>
        </table:table-row>
        <table:table-row>
          <table:table-cell table:style-name="Tabela1.A2" office:value-type="float" office:value="18">
            <text:p text:style-name="P20">18</text:p>
          </table:table-cell>
          <table:table-cell table:style-name="Tabela1.B2" office:value-type="date" office:date-value="2013-05-09">
            <text:p text:style-name="P20">9.05.2013</text:p>
          </table:table-cell>
          <table:table-cell table:style-name="Tabela1.C2" office:value-type="float" office:value="1">
            <text:p text:style-name="P16">1</text:p>
          </table:table-cell>
          <table:table-cell table:style-name="Tabela1.D2" office:value-type="string">
            <text:p text:style-name="P16">System logowania</text:p>
          </table:table-cell>
          <table:table-cell table:style-name="Tabela1.E2" office:value-type="string">
            <text:p text:style-name="P16">Michał Oczko</text:p>
          </table:table-cell>
        </table:table-row>
        <text:soft-page-break/>
        <table:table-row>
          <table:table-cell table:style-name="Tabela1.A2" office:value-type="float" office:value="19">
            <text:p text:style-name="P20">19</text:p>
          </table:table-cell>
          <table:table-cell table:style-name="Tabela1.B2" office:value-type="date" office:date-value="2013-05-18">
            <text:p text:style-name="P20">18.05.2013</text:p>
          </table:table-cell>
          <table:table-cell table:style-name="Tabela1.C2" office:value-type="float" office:value="5">
            <text:p text:style-name="P12">5</text:p>
          </table:table-cell>
          <table:table-cell table:style-name="Tabela1.D2" office:value-type="string">
            <text:p text:style-name="P12">V spotkanie laboratoryjne – zamknięcie projektu</text:p>
          </table:table-cell>
          <table:table-cell table:style-name="Tabela1.E2" office:value-type="string">
            <text:p text:style-name="P11">Magdalena Zachwieja, Krzysztof Bednarz, Michał Oczko</text:p>
          </table:table-cell>
        </table:table-row>
      </table:table>
      <text:p text:style-name="P2"><text:span text:style-name="T5"><text:line-break/><text:line-break/><text:line-break/>Autorzy: </text:span><text:span text:style-name="T3"><text:line-break/></text:span><text:span text:style-name="T4">Magdalena Zachwieja <text:s/></text:span><text:span text:style-name="T3">(</text:span><text:a xlink:type="simple" xlink:href="mailto:magda.zachwieja@gmail.com"><text:span text:style-name="T8">magda.zachwieja@gmail.com</text:span></text:a><text:span text:style-name="T3">)<text:line-break/></text:span><text:span text:style-name="T4">Michał Oczko (</text:span><text:a xlink:type="simple" xlink:href="mailto:michaloczko@gmail.com"><text:span text:style-name="T8">michaloczko@gmail.com</text:span></text:a><text:span text:style-name="T3">) </text:span><text:span text:style-name="T4"><text:line-break/>Krzysztof Bednarz (</text:span><text:a xlink:type="simple" xlink:href="mailto:ka.bednarz@gmail.com"><text:span text:style-name="T8">ka.bednarz@gmail.com</text:span></text:a><text:span text:style-name="T3">) </text:span></text:p>
      <text:p text:style-name="P7">AGH 2013<text:line-break/><text:line-break/><text:line-break/><text:line-break/></text:p>
      <text:p text:style-name="P8">1. I spotkanie laboratoryjne<text:line-break/><text:span text:style-name="T12">Wybranie tematu projektu, który będzie przygotowywany w ramach zajęć.<text:line-break/></text:span><text:line-break/>2. Wizja</text:p>
      <text:p text:style-name="P22"><text:span text:style-name="T6">Przygotowanie wstępnej wersji wizji.<text:line-break/><text:line-break/></text:span><text:span text:style-name="T2">3. II spotkanie laboratoryjne</text:span><text:span text:style-name="T6"><text:line-break/>Przedstawienie pierwszej wersji wizji.<text:line-break/>Wybranie technologii w jakiej będzie wykonana aplikacja.<text:line-break/><text:line-break/></text:span><text:span text:style-name="T2">4. Ostateczna wersja wizji</text:span><text:span text:style-name="T6"><text:line-break/>Zakończone opracowywanie wizji aplikacji – dokument Wizja.odt.</text:span></text:p>
      <text:p text:style-name="P10"/>
      <text:p text:style-name="P22"><text:span text:style-name="T1">5. Spotkanie robocze 21.03.2013</text:span><text:span text:style-name="T6"><text:line-break/>Ustalenie planu pracy na kolejny tydzień.<text:line-break/><text:line-break/>Zakres prac do wykonania w najbliższym tygodniu:<text:line-break/>- zaprojektowanie bazy danych,<text:line-break/>- przygotowanie rejestru ryzyk,<text:line-break/>- przygotowanie specyfikacji wymagań (UML).<text:line-break/><text:line-break/></text:span><text:span text:style-name="T2">6. Opracowanie rejestru ryzyk</text:span><text:span text:style-name="T6"><text:line-break/>RejestrRyzyk.odt<text:line-break/><text:line-break/>7</text:span><text:span text:style-name="T2">. Opracowanie specyfikacji wymagań</text:span><text:span text:style-name="T6"><text:line-break/>Na podstawie dokumentu zawierającego wizję systemu sporządzono szczegółową specyfikację wymagań.<text:line-break/><text:line-break/></text:span><text:span text:style-name="T2">8. Opracowanie architektury systemu</text:span><text:span text:style-name="T6"><text:line-break/>Sporządzono dokument architekturasystemu.odt. <text:line-break/><text:line-break/></text:span><text:span text:style-name="T2">9. Szkielet strony www</text:span><text:span text:style-name="T6"><text:line-break/></text:span><text:soft-page-break/><text:span text:style-name="T6">Pierwsza wersja stron www, na której będzie umieszczona aplikacja.</text:span></text:p>
      <text:p text:style-name="P22"><text:span text:style-name="T6"><text:line-break/></text:span><text:span text:style-name="T2">10. III spotkanie laboratoryjne</text:span><text:span text:style-name="T6"><text:line-break/>Przedstawienie pierwszej wersji strony www i dokumentacji.<text:line-break/><text:line-break/></text:span><text:span text:style-name="T2">11. Szkielet bazy danych</text:span></text:p>
      <text:p text:style-name="P9">Pierwsza wersja bazy danych w SQLITE, w której będą przechowywane dane o osobach oraz zdarzeniach. <text:s/><text:line-break/><text:line-break/><text:span text:style-name="T9">12. Spotkanie robocze</text:span><text:line-break/>Ustalenie planu pracy na kolejne dni.<text:line-break/><text:line-break/>Zakres prac do wykonania:<text:line-break/>-dodanie książki adresowej<text:line-break/>-dodanie roboczej wersji kalendarza.<text:line-break/></text:p>
      <text:p text:style-name="P21"><text:span text:style-name="T9">13. Dodanie książki adresowej</text:span><text:line-break/>Pierwsza wersja książki adresowej.</text:p>
      <text:p text:style-name="P23"><text:line-break/><text:span text:style-name="T11">14. Dołączenie do strony www roboczej wersji kalendarza.</text:span><text:span text:style-name="T10"><text:line-break/>Robocza wersja kalendarza została dołączona do strony – bez połączenia z bazą danych.<text:line-break/><text:line-break/></text:span><text:span text:style-name="T11">15. IV spotkanie laboratoryjne</text:span><text:span text:style-name="T10"><text:line-break/>Przedstawienie strony www z działającą książką adresową i kalendarzem.<text:line-break/><text:line-break/></text:span><text:span text:style-name="T11">16. Dodanie w pełni funkcjonalnego kalendarza</text:span><text:span text:style-name="T10"><text:line-break/>Kalendarz został w pełni wdrożony.</text:span></text:p>
      <text:p text:style-name="P24"/>
      <text:p text:style-name="P25"><text:span text:style-name="T9">17. Spotkanie robocze</text:span><text:line-break/>Omówienie wdrożonych funkcjonalności kalendarza. <text:line-break/>Dyskusja nad dalszym rozwojem projektu.<text:line-break/><text:line-break/>Zakres prac do wykonania:<text:line-break/>-system logowania,<text:line-break/>-testowanie,<text:line-break/>-sporządzenia końcowej dokumentacji.<text:line-break/><text:line-break/>Termin oddania projektu został wyznaczony na 18.05.2013.<text:line-break/><text:line-break/><text:span text:style-name="T9">18. Uruchomienie systemu logowania</text:span><text:line-break/>Stworzenie pierwszej wersji systemu logowania. Kalendarz i książka adresowa są dostępne tylko dla zalogowanych użytkowników. Identyfikacja użytkowników następuje na podstawie adresu emai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Calibri1" svg:font-family="Calibri"/>
    <style:font-face style:name="Times New Roman" svg:font-family="'Times New Roman'"/>
    <style:font-face style:name="Times" svg:font-family="Times" style:font-family-generic="roman" style:font-pitch="variable"/>
    <style:font-face style:name="Times New Roman1" svg:font-family="'Times New Roman'" style:font-family-generic="roman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3-05-11T07:08:58.80</dc:date>
    <meta:editing-duration>PT1H44M26S</meta:editing-duration>
    <meta:editing-cycles>15</meta:editing-cycles>
    <meta:generator>OpenOffice.org/3.3$Win32 OpenOffice.org_project/330m20$Build-9567</meta:generator>
    <meta:document-statistic meta:table-count="1" meta:image-count="0" meta:object-count="0" meta:page-count="3" meta:paragraph-count="115" meta:word-count="496" meta:character-count="3871"/>
  </office:meta>
</office:document-meta>
</file>